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698cm" table:align="margins" style:shadow="none"/>
    </style:style>
    <style:style style:name="Table1.A" style:family="table-column">
      <style:table-column-properties style:column-width="4.283cm" style:rel-column-width="10922*"/>
    </style:style>
    <style:style style:name="Table1.A1" style:family="table-cell">
      <style:table-cell-properties fo:padding="0.097cm" fo:border-left="0.002cm solid #000000" fo:border-right="0.035cm solid #000000" fo:border-top="0.002cm solid #000000" fo:border-bottom="0.035cm solid #000000"/>
    </style:style>
    <style:style style:name="Table1.B1" style:family="table-cell">
      <style:table-cell-properties fo:padding="0.097cm" fo:border-left="0.002cm solid #000000" fo:border-right="0.002cm solid #000000" fo:border-top="0.002cm solid #000000" fo:border-bottom="0.035cm solid #000000"/>
    </style:style>
    <style:style style:name="Table1.A2" style:family="table-cell">
      <style:table-cell-properties fo:padding="0.097cm" fo:border-left="0.002cm solid #000000" fo:border-right="0.035cm solid #000000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text-position="0% 100%" fo:font-size="10pt" style:text-underline-style="none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text-position="0% 100%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Footer">
      <style:paragraph-properties fo:text-align="justify" style:justify-single-word="false" fo:padding="0cm" fo:border-left="none" fo:border-right="none" fo:border-top="0.002cm solid #000000" fo:border-bottom="none" style:shadow="none">
        <style:tab-stops>
          <style:tab-stop style:position="12.933cm" style:type="center"/>
          <style:tab-stop style:position="25.675cm" style:type="right"/>
        </style:tab-stops>
      </style:paragraph-properties>
    </style:style>
    <style:style style:name="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style:text-position="sub 58%"/>
    </style:style>
    <style:style style:name="T6" style:family="text">
      <style:text-properties style:text-position="-33% 80%"/>
    </style:style>
    <style:style style:name="T7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5">Elemento</text:p>
          </table:table-cell>
          <table:table-cell table:style-name="Table1.B1" table:number-columns-spanned="5" office:value-type="string">
            <text:p text:style-name="P5">Formule e nomi degli acidi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">Boro (B)</text:p>
          </table:table-cell>
          <table:table-cell table:style-name="Table1.B2" office:value-type="string">
            <text:p text:style-name="P1">H<text:span text:style-name="T5">3</text:span>BO<text:span text:style-name="T5">3</text:span> (orto)borico</text:p>
          </table:table-cell>
          <table:table-cell table:style-name="Table1.B2" office:value-type="string">
            <text:p text:style-name="P1">HBO<text:span text:style-name="T5">2</text:span> metaborico</text:p>
          </table:table-cell>
          <table:table-cell table:style-name="Table1.D2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"><text:s/>Carbonio (C)</text:p>
          </table:table-cell>
          <table:table-cell table:style-name="Table1.B2" office:value-type="string">
            <text:p text:style-name="P1">H<text:span text:style-name="T5">2</text:span>CO<text:span text:style-name="T5">3</text:span> carbonico</text:p>
          </table:table-cell>
          <table:table-cell table:style-name="Table1.D2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"><text:s/>Azoto (N)</text:p>
          </table:table-cell>
          <table:table-cell table:style-name="Table1.B2" office:value-type="string">
            <text:p text:style-name="P1">HNO<text:span text:style-name="T5">3</text:span> nitrico(III)</text:p>
          </table:table-cell>
          <table:table-cell table:style-name="Table1.B2" office:value-type="string">
            <text:p text:style-name="P1">HNO<text:span text:style-name="T5">2</text:span> nitroso(V) </text:p>
          </table:table-cell>
          <table:table-cell table:style-name="Table1.D2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">Fluoro (F)</text:p>
          </table:table-cell>
          <table:table-cell table:style-name="Table1.B2" office:value-type="string">
            <text:p text:style-name="P1">HF fluoridrico</text:p>
          </table:table-cell>
          <table:table-cell table:style-name="Table1.D2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"><text:s/>Silicio (Si)</text:p>
          </table:table-cell>
          <table:table-cell table:style-name="Table1.B2" office:value-type="string">
            <text:p text:style-name="P1">H<text:span text:style-name="T5">4</text:span>SiO<text:span text:style-name="T5">4</text:span> (orto)silicico</text:p>
          </table:table-cell>
          <table:table-cell table:style-name="Table1.B2" office:value-type="string">
            <text:p text:style-name="P1">H<text:span text:style-name="T5">2</text:span>SiO<text:span text:style-name="T5">3</text:span> metasilicico</text:p>
          </table:table-cell>
          <table:table-cell table:style-name="Table1.D2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"><text:s/>Fosforo (P)</text:p>
          </table:table-cell>
          <table:table-cell table:style-name="Table1.B2" office:value-type="string">
            <text:p text:style-name="P1"><text:s/>H<text:span text:style-name="T5">3</text:span>PO<text:span text:style-name="T5">4</text:span> (orto)fosforico(V)</text:p>
          </table:table-cell>
          <table:table-cell table:style-name="Table1.B2" office:value-type="string">
            <text:p text:style-name="P1">H<text:span text:style-name="T5">3</text:span>PO<text:span text:style-name="T5">3</text:span> (orto)fosforoso(III)</text:p>
          </table:table-cell>
          <table:table-cell table:style-name="Table1.B2" office:value-type="string">
            <text:p text:style-name="P1"><text:s/>HPO<text:span text:style-name="T5">3</text:span> metafosforico(V)</text:p>
          </table:table-cell>
          <table:table-cell table:style-name="Table1.B2" office:value-type="string">
            <text:p text:style-name="P1">HPO<text:span text:style-name="T5">2</text:span> metafosforoso(III)</text:p>
          </table:table-cell>
          <table:table-cell table:style-name="Table1.D2" office:value-type="string">
            <text:p text:style-name="P1"><text:s/>H<text:span text:style-name="T5">4</text:span>P<text:span text:style-name="T5">2</text:span>O<text:span text:style-name="T5">7</text:span> pirofosforico(V) </text:p>
          </table:table-cell>
        </table:table-row>
        <table:table-row>
          <table:table-cell table:style-name="Table1.A2" office:value-type="string">
            <text:p text:style-name="P1">Zolfo (S)</text:p>
          </table:table-cell>
          <table:table-cell table:style-name="Table1.B2" office:value-type="string">
            <text:p text:style-name="P1">H<text:span text:style-name="T5">2</text:span>S solfidrico</text:p>
          </table:table-cell>
          <table:table-cell table:style-name="Table1.B2" office:value-type="string">
            <text:p text:style-name="P1">H<text:span text:style-name="T5">2</text:span>SO<text:span text:style-name="T5">4</text:span> solforico(VI)</text:p>
          </table:table-cell>
          <table:table-cell table:style-name="Table1.B2" office:value-type="string">
            <text:p text:style-name="P1">H<text:span text:style-name="T5">2</text:span>SO<text:span text:style-name="T5">3</text:span> solforoso(IV)</text:p>
          </table:table-cell>
          <table:table-cell table:style-name="Table1.D2" table:number-columns-spanned="2" office:value-type="string">
            <text:p text:style-name="P4"/>
          </table:table-cell>
          <table:covered-table-cell/>
        </table:table-row>
        <table:table-row>
          <table:table-cell table:style-name="Table1.A2" office:value-type="string">
            <text:p text:style-name="P1"><text:s/>Cloro (Cl) </text:p>
          </table:table-cell>
          <table:table-cell table:style-name="Table1.B2" office:value-type="string">
            <text:p text:style-name="P1">HCl cloridrico</text:p>
          </table:table-cell>
          <table:table-cell table:style-name="Table1.B2" office:value-type="string">
            <text:p text:style-name="P1">HClO ipocloroso(I) </text:p>
          </table:table-cell>
          <table:table-cell table:style-name="Table1.B2" office:value-type="string">
            <text:p text:style-name="P1">HClO<text:span text:style-name="T5">2</text:span> cloroso(III)</text:p>
          </table:table-cell>
          <table:table-cell table:style-name="Table1.B2" office:value-type="string">
            <text:p text:style-name="P1">HClO<text:span text:style-name="T5">3</text:span> clorico(V)</text:p>
          </table:table-cell>
          <table:table-cell table:style-name="Table1.D2" office:value-type="string">
            <text:p text:style-name="P1"><text:s/>HClO<text:span text:style-name="T5">4</text:span> perclorico(VII)</text:p>
          </table:table-cell>
        </table:table-row>
        <table:table-row>
          <table:table-cell table:style-name="Table1.A2" office:value-type="string">
            <text:p text:style-name="P1">Arsenico (As)</text:p>
          </table:table-cell>
          <table:table-cell table:style-name="Table1.B2" office:value-type="string">
            <text:p text:style-name="P2">Vedi Fosforo (P) </text:p>
          </table:table-cell>
          <table:table-cell table:style-name="Table1.D2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"><text:s/>Selenio (Se)</text:p>
          </table:table-cell>
          <table:table-cell table:style-name="Table1.B2" office:value-type="string">
            <text:p text:style-name="P2"><text:s/>Vedi Zolfo (S)</text:p>
          </table:table-cell>
          <table:table-cell table:style-name="Table1.D2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"><text:s/>Bromo (Br)</text:p>
          </table:table-cell>
          <table:table-cell table:style-name="Table1.B2" office:value-type="string">
            <text:p text:style-name="P1">HBr bromidrico</text:p>
          </table:table-cell>
          <table:table-cell table:style-name="Table1.B2" office:value-type="string">
            <text:p text:style-name="P1">HBrO ipobromoso(I)</text:p>
          </table:table-cell>
          <table:table-cell table:style-name="Table1.B2" office:value-type="string">
            <text:p text:style-name="P1">HBrO<text:span text:style-name="T5">3</text:span> bromico(V)</text:p>
          </table:table-cell>
          <table:table-cell table:style-name="Table1.D2" table:number-columns-spanned="2" office:value-type="string">
            <text:p text:style-name="P4"/>
          </table:table-cell>
          <table:covered-table-cell/>
        </table:table-row>
        <table:table-row>
          <table:table-cell table:style-name="Table1.A2" office:value-type="string">
            <text:p text:style-name="P1">Iodio (I)</text:p>
          </table:table-cell>
          <table:table-cell table:style-name="Table1.B2" office:value-type="string">
            <text:p text:style-name="P1">HI iodidrico</text:p>
          </table:table-cell>
          <table:table-cell table:style-name="Table1.B2" office:value-type="string">
            <text:p text:style-name="P1">HIO ipoiodoso(I)</text:p>
          </table:table-cell>
          <table:table-cell table:style-name="Table1.B2" office:value-type="string">
            <text:p text:style-name="P1">HIO<text:span text:style-name="T5">3</text:span> iodico(V)</text:p>
          </table:table-cell>
          <table:table-cell table:style-name="Table1.B2" office:value-type="string">
            <text:p text:style-name="P1">HIO<text:span text:style-name="T5">4</text:span> periodico(VII)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><text:s/>Cromo (Cr)</text:p>
          </table:table-cell>
          <table:table-cell table:style-name="Table1.B2" office:value-type="string">
            <text:p text:style-name="P1"><text:s/>H<text:span text:style-name="T5">2</text:span>CrO<text:span text:style-name="T5">4</text:span> (orto)cromico(VI)</text:p>
          </table:table-cell>
          <table:table-cell table:style-name="Table1.B2" office:value-type="string">
            <text:p text:style-name="P1">H<text:span text:style-name="T5">2</text:span>Cr<text:span text:style-name="T5">2</text:span>O<text:span text:style-name="T5">7</text:span> dicromico<text:line-break/>o pirocromico(VI)</text:p>
          </table:table-cell>
          <table:table-cell table:style-name="Table1.D2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"><text:s/>Manganese (Mn)</text:p>
          </table:table-cell>
          <table:table-cell table:style-name="Table1.B2" office:value-type="string">
            <text:p text:style-name="P1">H<text:span text:style-name="T5">2</text:span>MnO<text:span text:style-name="T5">4</text:span> manganico(VI)</text:p>
          </table:table-cell>
          <table:table-cell table:style-name="Table1.B2" office:value-type="string">
            <text:p text:style-name="P1">HMnO<text:span text:style-name="T5">4</text:span> permanganico(VII)</text:p>
          </table:table-cell>
          <table:table-cell table:style-name="Table1.D2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">Vanadio (V)</text:p>
          </table:table-cell>
          <table:table-cell table:style-name="Table1.B2" office:value-type="string">
            <text:p text:style-name="P1">H<text:span text:style-name="T5">3</text:span>VO<text:span text:style-name="T5">4</text:span> (orto)vanadico</text:p>
          </table:table-cell>
          <table:table-cell table:style-name="Table1.B2" office:value-type="string">
            <text:p text:style-name="P1">HVO<text:span text:style-name="T5">3</text:span> metavanadico</text:p>
          </table:table-cell>
          <table:table-cell table:style-name="Table1.D2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Altri...</text:p>
          </table:table-cell>
          <table:table-cell table:style-name="Table1.B2" office:value-type="string">
            <text:p text:style-name="P1">HCN cianidrico</text:p>
          </table:table-cell>
          <table:table-cell table:style-name="Table1.B2" office:value-type="string">
            <text:p text:style-name="P1">HCNS solfocianidrico</text:p>
          </table:table-cell>
          <table:table-cell table:style-name="Table1.D2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1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DejaVu Sans" style:font-size-asian="12pt" style:language-asian="it" style:country-asian="IT" style:font-name-complex="DejaVu Sans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style style:name="P1" style:family="paragraph" style:parent-style-name="Footer">
      <style:paragraph-properties fo:text-align="justify" style:justify-single-word="false" fo:padding="0cm" fo:border-left="none" fo:border-right="none" fo:border-top="0.002cm solid #000000" fo:border-bottom="none" style:shadow="none">
        <style:tab-stops>
          <style:tab-stop style:position="12.933cm" style:type="center"/>
          <style:tab-stop style:position="25.675cm" style:type="right"/>
        </style:tab-stops>
      </style:paragraph-properties>
    </style:style>
    <style:style style:name="T1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0pt" fo:font-style="normal" style:font-size-asian="10pt" style:font-style-asian="normal" style:font-size-complex="10pt" style:font-style-complex="normal"/>
    </style:style>
    <style:page-layout style:name="pm1">
      <style:page-layout-properties fo:page-width="29.699cm" fo:page-height="20.999cm" style:num-format="1" style:print-orientation="landscape" fo:margin-top="1.3cm" fo:margin-bottom="1.3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<text:a xlink:type="simple" xlink:href="http://www.yfede.it/"><text:span text:style-name="T1">www.yfede.it</text:span></text:a><text:span text:style-name="T2"><text:tab/></text:span><text:span text:style-name="T3">Chimica – Tabella degli Acidi – Ver. 1</text:span><text:span text:style-name="T2"><text:tab/></text:span><text:span text:style-name="T4"><text:page-number text:select-page="current">1</text:page-number></text:span><text:span text:style-name="T4">/</text:span><text:span text:style-name="T4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7-10-14T16:48:43</meta:creation-date>
    <dc:date>2007-12-24T21:08:33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58" meta:word-count="152" meta:character-count="981"/>
  </office:meta>
</office:document-meta>
</file>

<file path=VersionList.xml><?xml version="1.0" encoding="utf-8"?>
<VL:version-list xmlns:dc="http://purl.org/dc/elements/1.1/" xmlns:VL="http://openoffice.org/2001/versions-list">
  <VL:version-entry VL:title="Version2" VL:comment="Aggiunto numero di versione nel piè di pagina e tolto dal nome del file" VL:creator="Federico Marverti" dc:date-time="2007-10-14T16:47:55"/>
</VL:version-list>
</file>